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7008in"/>
    </style:style>
    <style:style style:name="co16" style:family="table-column">
      <style:table-column-properties fo:break-before="auto" style:column-width="5.1453in"/>
    </style:style>
    <style:style style:name="co17" style:family="table-column">
      <style:table-column-properties fo:break-before="auto" style:column-width="1.1945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2.3457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4201in"/>
    </style:style>
    <style:style style:name="co26" style:family="table-column">
      <style:table-column-properties fo:break-before="auto" style:column-width="1.3654in"/>
    </style:style>
    <style:style style:name="co27" style:family="table-column">
      <style:table-column-properties fo:break-before="auto" style:column-width="4.2457in"/>
    </style:style>
    <style:style style:name="co28" style:family="table-column">
      <style:table-column-properties fo:break-before="auto" style:column-width="2.1736in"/>
    </style:style>
    <style:style style:name="co29" style:family="table-column">
      <style:table-column-properties fo:break-before="auto" style:column-width="0.8146in"/>
    </style:style>
    <style:style style:name="co30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4146in" fo:break-before="auto" style:use-optimal-row-height="true"/>
    </style:style>
    <style:style style:name="ro19" style:family="table-row">
      <style:table-row-properties style:row-height="0.2016in" fo:break-before="auto" style:use-optimal-row-height="true"/>
    </style:style>
    <style:style style:name="ro20" style:family="table-row">
      <style:table-row-properties style:row-height="0.310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1862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071in" fo:break-before="auto" style:use-optimal-row-height="fals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4555in" fo:break-before="auto" style:use-optimal-row-height="false"/>
    </style:style>
    <style:style style:name="ro32" style:family="table-row">
      <style:table-row-properties style:row-height="0.1957in" fo:break-before="auto" style:use-optimal-row-height="false"/>
    </style:style>
    <style:style style:name="ro33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2.1555in" fo:break-before="auto" style:use-optimal-row-height="false"/>
    </style:style>
    <style:style style:name="ro37" style:family="table-row">
      <style:table-row-properties style:row-height="0.7665in" fo:break-before="auto" style:use-optimal-row-height="true"/>
    </style:style>
    <style:style style:name="ro38" style:family="table-row">
      <style:table-row-properties style:row-height="0.7457in" fo:break-before="auto" style:use-optimal-row-height="true"/>
    </style:style>
    <style:style style:name="ro40" style:family="table-row">
      <style:table-row-properties style:row-height="1.1091in" fo:break-before="auto" style:use-optimal-row-height="true"/>
    </style:style>
    <style:style style:name="ro41" style:family="table-row">
      <style:table-row-properties style:row-height="1.2638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0.9118in" fo:break-before="auto" style:use-optimal-row-height="true"/>
    </style:style>
    <style:style style:name="ro44" style:family="table-row">
      <style:table-row-properties style:row-height="1.8862in" fo:break-before="auto" style:use-optimal-row-height="true"/>
    </style:style>
    <style:style style:name="ro45" style:family="table-row">
      <style:table-row-properties style:row-height="0.8909in" fo:break-before="auto" style:use-optimal-row-height="true"/>
    </style:style>
    <style:style style:name="ro46" style:family="table-row">
      <style:table-row-properties style:row-height="0.4661in" fo:break-before="auto" style:use-optimal-row-height="false"/>
    </style:style>
    <style:style style:name="ro47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49" table:default-cell-style-name="Default"/>
        <table:table-row table:style-name="ro13">
          <table:table-cell table:style-name="ce16">
            <draw:frame table:end-cell-address="Cover.C6" table:end-x="0.0138in" table:end-y="0.1555in" draw:z-index="0" draw:name="Graphics 3" draw:style-name="gr1" draw:text-style-name="P1" svg:width="2.3228in" svg:height="1.090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repeated="248"/>
          <table:table-cell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3"/>
          <table:table-cell table:style-name="ce39"/>
          <table:table-cell table:style-name="ce25" table:number-columns-repeated="4"/>
          <table:table-cell table:style-name="ce16" table:number-columns-repeated="248"/>
          <table:table-cell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 table:number-columns-repeated="5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table:style-name="ce56"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table:style-name="ce56"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table:style-name="ce56"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 table:style-name="ce56" table:number-columns-repeated="2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 table:style-name="ce56" table:number-columns-repeated="2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 table:style-name="ce56" table:number-columns-repeated="2"/>
          <table:table-cell table:style-name="ce64"/>
          <table:table-cell table:style-name="ce16"/>
          <table:table-cell table:style-name="ce18" table:number-columns-repeated="247"/>
          <table:table-cell/>
        </table:table-row>
        <table:table-row table:style-name="ro13">
          <table:table-cell table:style-name="ce16"/>
          <table:table-cell table:style-name="ce29"/>
          <table:table-cell table:style-name="ce43"/>
          <table:table-cell table:style-name="ce54"/>
          <table:table-cell table:style-name="ce56" table:number-columns-repeated="2"/>
          <table:table-cell table:style-name="ce6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9"/>
          <table:table-cell table:style-name="ce44"/>
          <table:table-cell table:style-name="ce41"/>
          <table:table-cell table:style-name="ce56"/>
          <table:table-cell table:style-name="ce57"/>
          <table:table-cell table:style-name="ce6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9"/>
          <table:table-cell table:style-name="ce43"/>
          <table:table-cell table:style-name="ce54"/>
          <table:table-cell table:style-name="ce56"/>
          <table:table-cell table:style-name="ce57"/>
          <table:table-cell table:style-name="ce6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30"/>
          <table:table-cell table:style-name="ce43"/>
          <table:table-cell table:style-name="ce55"/>
          <table:table-cell table:style-name="ce56"/>
          <table:table-cell table:style-name="ce59"/>
          <table:table-cell table:style-name="ce66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30"/>
          <table:table-cell table:style-name="ce43"/>
          <table:table-cell table:style-name="ce56" table:number-columns-repeated="4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30"/>
          <table:table-cell table:style-name="ce43"/>
          <table:table-cell table:style-name="ce56" table:number-columns-repeated="4"/>
          <table:table-cell/>
          <table:table-cell table:style-name="ce16" table:number-columns-repeated="247"/>
          <table:table-cell/>
        </table:table-row>
        <table:table-row table:style-name="ro13">
          <table:table-cell table:style-name="ce16"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style-name="ce16" table:number-columns-repeated="248"/>
          <table:table-cell/>
        </table:table-row>
        <table:table-row table:style-name="ro13" table:number-rows-repeated="2">
          <table:table-cell table:style-name="ce16" table:number-columns-repeated="255"/>
          <table:table-cell/>
        </table:table-row>
        <table:table-row table:style-name="ro13" table:number-rows-repeated="9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3" table:number-rows-repeated="11">
          <table:table-cell table:style-name="ce16" table:number-columns-repeated="255"/>
          <table:table-cell/>
        </table:table-row>
        <table:table-row table:style-name="ro17" table:number-rows-repeated="104851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8" table:number-columns-repeated="248" table:default-cell-style-name="Default"/>
        <table:table-row table:style-name="ro18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9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/>
          <table:table-cell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20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</text:span><text:span text:style-name="T2">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</text:span><text:span text:style-name="T2">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1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71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4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7">
          <table:table-cell table:number-columns-repeated="254"/>
        </table:table-row>
        <table:table-row table:style-name="ro17">
          <table:table-cell table:style-name="ce73"/>
          <table:table-cell table:number-columns-repeated="253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3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4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004in" svg:x="1.122in" svg:y="0.101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5">
            <draw:frame table:end-cell-address="Check_List.C96" table:end-x="0.5051in" table:end-y="0.0996in" draw:z-index="5" draw:name="http://jira.exoplatform.org/images/icons/link_out_bot.gif" draw:style-name="gr1" draw:text-style-name="P1" svg:width="0.5244in" svg:height="0.0004in" svg:x="5.126in" svg:y="0.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004in" svg:x="1.122in" svg:y="0.09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5">
            <draw:frame table:end-cell-address="Check_List.B98" table:end-x="4.0551in" table:end-y="0.0953in" draw:z-index="1" draw:name="http://jira.exoplatform.org/images/icons/link_out_bot.gif" draw:style-name="gr1" draw:text-style-name="P1" svg:width="0.5051in" svg:height="0.0004in" svg:x="3.5504in" svg:y="0.095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004in" svg:x="1.122in" svg:y="0.161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44in" svg:height="0.0004in" svg:x="5.126in" svg:y="0.168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004in" svg:x="1.122in" svg:y="0.156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5051in" svg:height="0.0004in" svg:x="3.5504in" svg:y="0.167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3"/>
          <table:table-cell table:style-name="ce86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7">
          <table:table-cell table:style-name="ce73"/>
          <table:table-cell table:style-name="ce85"/>
          <table:table-cell table:style-name="ce38"/>
          <table:table-cell table:number-columns-repeated="251"/>
        </table:table-row>
        <table:table-row table:style-name="ro17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84"/>
          <table:table-cell table:style-name="ce38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3"/>
          <table:table-cell table:style-name="ce75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3"/>
          <table:table-cell table:style-name="ce75"/>
          <table:table-cell table:style-name="ce116"/>
          <table:table-cell table:number-columns-repeated="251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7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5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6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8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12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 table:number-columns-repeated="2"/>
          <table:table-cell table:style-name="ce116"/>
          <table:table-cell table:number-columns-repeated="251"/>
        </table:table-row>
        <table:table-row table:style-name="ro17" table:number-rows-repeated="4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5"/>
          <table:table-cell table:style-name="ce90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1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>
          <table:table-cell table:style-name="ce75"/>
          <table:table-cell table:style-name="ce92"/>
          <table:table-cell table:style-name="ce116"/>
          <table:table-cell table:number-columns-repeated="251"/>
        </table:table-row>
        <table:table-row table:style-name="ro17">
          <table:table-cell table:style-name="ce75"/>
          <table:table-cell table:style-name="ce92"/>
          <table:table-cell table:style-name="ce117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7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89"/>
          <table:table-cell table:style-name="ce118"/>
          <table:table-cell table:number-columns-repeated="251"/>
        </table:table-row>
        <table:table-row table:style-name="ro17">
          <table:table-cell table:style-name="ce75"/>
          <table:table-cell table:style-name="ce9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3"/>
          <table:table-cell table:style-name="ce38"/>
          <table:table-cell table:number-columns-repeated="251"/>
        </table:table-row>
        <table:table-row table:style-name="ro17" table:number-rows-repeated="8">
          <table:table-cell table:style-name="ce75"/>
          <table:table-cell table:style-name="ce89"/>
          <table:table-cell table:style-name="ce38"/>
          <table:table-cell table:number-columns-repeated="251"/>
        </table:table-row>
        <table:table-row table:style-name="ro17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4"/>
          <table:table-cell table:style-name="ce38"/>
          <table:table-cell table:number-columns-repeated="251"/>
        </table:table-row>
        <table:table-row table:style-name="ro17" table:number-rows-repeated="5">
          <table:table-cell table:style-name="ce75" table:number-columns-repeated="2"/>
          <table:table-cell table:style-name="ce38"/>
          <table:table-cell table:number-columns-repeated="251"/>
        </table:table-row>
        <table:table-row table:style-name="ro17">
          <table:table-cell table:style-name="ce75"/>
          <table:table-cell table:style-name="ce95"/>
          <table:table-cell table:style-name="ce118"/>
          <table:table-cell table:number-columns-repeated="251"/>
        </table:table-row>
        <table:table-row table:style-name="ro17">
          <table:table-cell table:style-name="ce75"/>
          <table:table-cell table:style-name="ce96"/>
          <table:table-cell table:style-name="ce119"/>
          <table:table-cell table:number-columns-repeated="251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7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7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7">
          <table:table-cell table:style-name="ce76"/>
          <table:table-cell table:style-name="ce99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0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1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2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1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3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2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6"/>
          <table:table-cell table:style-name="ce104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2"/>
          <table:table-cell table:style-name="ce38"/>
          <table:table-cell table:number-columns-repeated="251"/>
        </table:table-row>
        <table:table-row table:style-name="ro26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7">
          <table:table-cell table:style-name="ce76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75"/>
          <table:table-cell table:style-name="ce116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7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98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97"/>
          <table:table-cell table:style-name="ce38"/>
          <table:table-cell table:number-columns-repeated="251"/>
        </table:table-row>
        <table:table-row table:style-name="ro17" table:number-rows-repeated="2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6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7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8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05"/>
          <table:table-cell table:style-name="ce38"/>
          <table:table-cell table:number-columns-repeated="251"/>
        </table:table-row>
        <table:table-row table:style-name="ro17" table:number-rows-repeated="3">
          <table:table-cell table:style-name="ce76"/>
          <table:table-cell table:style-name="ce109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10"/>
          <table:table-cell table:style-name="ce38"/>
          <table:table-cell table:number-columns-repeated="251"/>
        </table:table-row>
        <table:table-row table:style-name="ro17">
          <table:table-cell table:style-name="ce76"/>
          <table:table-cell table:style-name="ce111"/>
          <table:table-cell table:style-name="ce38"/>
          <table:table-cell table:number-columns-repeated="251"/>
        </table:table-row>
        <table:table-row table:style-name="ro17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17" table:number-rows-repeated="11">
          <table:table-cell table:style-name="ce78"/>
          <table:table-cell table:number-columns-repeated="253"/>
        </table:table-row>
        <table:table-row table:style-name="ro17" table:number-rows-repeated="1048280">
          <table:table-cell table:number-columns-repeated="254"/>
        </table:table-row>
        <table:table-row table:style-name="ro17">
          <table:table-cell table:number-columns-repeated="254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5" table:default-cell-style-name="Default"/>
        <table:table-column table:style-name="co30" table:default-cell-style-name="Default"/>
        <table:table-column table:style-name="co8" table:number-columns-repeated="240" table:default-cell-style-name="Default"/>
        <table:table-row table:style-name="ro27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59">
            <text:p>59</text:p>
          </table:table-cell>
          <table:table-cell table:style-name="ce167" table:formula="of:=COUNTIF([.L$7:.L$885];[.$J1])" office:value-type="float" office:value="57">
            <text:p>57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7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1">
            <text:p>1</text:p>
          </table:table-cell>
          <table:table-cell table:style-name="ce167" table:formula="of:=COUNTIF([.L$7:.L$885];[.$J2])" office:value-type="float" office:value="1">
            <text:p>1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31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0"/>
          <table:table-cell table:style-name="ce166"/>
          <table:table-cell table:number-columns-repeated="239"/>
        </table:table-row>
        <table:table-row table:style-name="ro32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1"/>
          <table:table-cell table:style-name="ce166"/>
          <table:table-cell table:number-columns-repeated="239"/>
        </table:table-row>
        <table:table-row table:style-name="ro33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office:value-type="string">
            <text:p>N/A</text:p>
          </table:table-cell>
          <table:table-cell table:style-name="ce167" table:formula="of:=COUNTIF([.K$7:.K$885];[.$J5])" office:value-type="float" office:value="1">
            <text:p>1</text:p>
          </table:table-cell>
          <table:table-cell table:style-name="ce167" table:formula="of:=COUNTIF([.L$7:.L$885];[.$J5])" office:value-type="float" office:value="3">
            <text:p>3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1"/>
          <table:table-cell table:style-name="ce166"/>
          <table:table-cell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6" table:number-columns-repeated="2"/>
          <table:table-cell table:number-columns-repeated="237"/>
        </table:table-row>
        <table:table-row table:style-name="ro34">
          <table:table-cell table:style-name="ce135" office:value-type="float" office:value="1">
            <text:p>001</text:p>
          </table:table-cell>
          <table:table-cell table:style-name="ce141"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table:style-name="ce158" office:value-type="string">
            <text:p>CS\Calendar\Manage <text:s/>Group</text:p>
          </table:table-cell>
          <table:table-cell table:style-name="ce80"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on </text:span><text:span text:style-name="T5">an existing </text:span><text:span text:style-name="T5">group and </text:span><text:span text:style-name="T5">select Edit</text:span></text:p>
            <text:p><text:span text:style-name="T5">- Right click on </text:span><text:span text:style-name="T5">an existing </text:span><text:span text:style-name="T5">group and </text:span><text:span text:style-name="T5">select Delete</text:span></text:p>
          </table:table-cell>
          <table:table-cell table:style-name="ce80"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41" table:formula="of:=[Check_List.A6]" office:value-type="string" office:string-value="SNF_CS_CA_CALENDAR_02">
            <text:p>SNF_CS_CA_CALENDAR_02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58" office:value-type="string">
            <text:p>CS\Calendar\Manage <text:s/>Personal Calendar</text:p>
          </table:table-cell>
          <table:table-cell table:style-name="ce80"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on </text:span><text:span text:style-name="T5">an existing </text:span><text:span text:style-name="T5">calendar and </text:span><text:span text:style-name="T5">select Edit</text:span></text:p>
            <text:p><text:span text:style-name="T5">- Right click on </text:span><text:span text:style-name="T5">an existing </text:span><text:span text:style-name="T5">calendar and </text:span><text:span text:style-name="T5">select Remove</text:span></text:p>
          </table:table-cell>
          <table:table-cell table:style-name="ce80"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6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41" table:formula="of:=[Check_List.A7]" office:value-type="string" office:string-value="SNF_CS_CA_CALENDAR_03">
            <text:p>SNF_CS_CA_CALENDAR_03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58" office:value-type="string">
            <text:p>CS\Calendar\Manage <text:s/>Public Calendar</text:p>
          </table:table-cell>
          <table:table-cell table:style-name="ce80"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table:style-name="ce80"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Display </text:span><text:span text:style-name="T7">Name 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Remove</text:span></text:p>
          </table:table-cell>
          <table:table-cell table:style-name="ce80"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41" table:formula="of:=[Check_List.A8]" office:value-type="string" office:string-value="SNF_CS_CA_CALENDAR_04">
            <text:p>SNF_CS_CA_CALENDAR_04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58" office:value-type="string">
            <text:p>CS\Calendar\Share a <text:s/>calendar</text:p>
          </table:table-cell>
          <table:table-cell table:style-name="ce80"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table:style-name="ce80"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table:style-name="ce80"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41" table:formula="of:=[Check_List.A9]" office:value-type="string" office:string-value="SNF__CS_CA_EVENT_06">
            <text:p>SNF__CS_CA_EVENT_06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58" office:value-type="string">
            <text:p>CS\Calendar\Manage Event</text:p>
          </table:table-cell>
          <table:table-cell table:style-name="ce80"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</text:span><text:span text:style-name="T7">by right click </text:span><text:span text:style-name="T7">or click on </text:span><text:span text:style-name="T7">Event 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table:style-name="ce80"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Failed</text:p>
          </table:table-cell>
          <table:table-cell table:style-name="ce169" office:value-type="string">
            <text:p>CS-5680</text:p>
          </table:table-cell>
          <table:table-cell table:style-name="ce169" table:number-columns-repeated="2"/>
          <table:table-cell table:style-name="ce175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41" table:formula="of:=[Check_List.A10]" office:value-type="string" office:string-value="SNF_CS_CA_TASK_07">
            <text:p>SNF_CS_CA_TASK_07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58" office:value-type="string">
            <text:p>CS\Calendar\Manage Task</text:p>
          </table:table-cell>
          <table:table-cell table:style-name="ce80"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</text:span><text:span text:style-name="T7">by right click </text:span><text:span text:style-name="T7">or click on </text:span><text:span text:style-name="T7">Task 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table:style-name="ce80"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7">
          <table:table-cell table:style-name="ce136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41" table:formula="of:=[Check_List.A11]" office:value-type="string" office:string-value="SNF_CS_CA_CALENDAR_08">
            <text:p>SNF_CS_CA_CALENDAR_08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58" office:value-type="string">
            <text:p>CS\Calendar\Check highlight in mini calendar</text:p>
          </table:table-cell>
          <table:table-cell table:style-name="ce80"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table:style-name="ce80" office:value-type="string">
            <text:p>- Add event/task</text:p>
            <text:p>- Take a look at mini calendar</text:p>
          </table:table-cell>
          <table:table-cell table:style-name="ce80"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38">
          <table:table-cell table:style-name="ce136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41" table:formula="of:=[Check_List.A12]" office:value-type="string" office:string-value="SNF_CS_CA_CALENDAR_09">
            <text:p>SNF_CS_CA_CALENDAR_09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58" office:value-type="string">
            <text:p>CS\Calendar\Check pop up reminder</text:p>
          </table:table-cell>
          <table:table-cell table:style-name="ce80"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table:style-name="ce80" office:value-type="string">
            <text:p>- Event with pop up reminder is created successfully</text:p>
            <text:p>- Remind popup is shown at the right tim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2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38">
          <table:table-cell table:style-name="ce136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41" table:formula="of:=[Check_List.A13]" office:value-type="string" office:string-value="SNF_CS_CA_CALENDAR_10">
            <text:p>SNF_CS_CA_CALENDAR_10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58" office:value-type="string">
            <text:p>CS\Calendar\Check mail reminder</text:p>
          </table:table-cell>
          <table:table-cell table:style-name="ce80"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table:style-name="ce80" office:value-type="string">
            <text:p>- Event with pop up reminder is created successfully</text:p>
            <text:p>- Remind mail is sent at the right tim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41" table:formula="of:=[Check_List.A14]" office:value-type="string" office:string-value="SNF_CS_CA_EVENT_11">
            <text:p>SNF_CS_CA_EVENT_1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58" office:value-type="string">
            <text:p>CS\Calendar\Add events to a shared calendar</text:p>
          </table:table-cell>
          <table:table-cell table:style-name="ce80"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on </text:span><text:span text:style-name="T7">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table:style-name="ce80" office:value-type="string">
            <text:p>- The personal calendar is successfully</text:p>
            <text:p>- The shared user can see the share calendar and add event into it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41" table:formula="of:=[Check_List.A16]" office:value-type="string" office:string-value="SNF_CS_CA_EVENT_13">
            <text:p>SNF_CS_CA_EVENT_13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58" office:value-type="string">
            <text:p>CS\Calendar\Add events to a public calendar</text:p>
          </table:table-cell>
          <table:table-cell table:style-name="ce80"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table:style-name="ce80" office:value-type="string">
            <text:p>- Login by user who has edit right on a public calendar</text:p>
            <text:p>- Add new event into the public calendar</text:p>
          </table:table-cell>
          <table:table-cell table:style-name="ce80"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5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41" table:formula="of:=[Check_List.A18]" office:value-type="string" office:string-value="SNF_CS_CA_EVENT_15">
            <text:p>SNF_CS_CA_EVENT_15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58" office:value-type="string">
            <text:p>CS\Calendar\Check all the views</text:p>
          </table:table-cell>
          <table:table-cell table:style-name="ce80"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table:style-name="ce80" office:value-type="string">
            <text:p>- Add event/task</text:p>
            <text:p>- Click on Today, Day, Week, Month, Year, List, Work Week on the main bar</text:p>
          </table:table-cell>
          <table:table-cell table:style-name="ce80" office:value-type="string">
            <text:p>- All view are show properly.</text:p>
            <text:p>- Today, Week, Month view also show the added event/task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41" table:formula="of:=[Check_List.A19]" office:value-type="string" office:string-value="SNF_CS_CA_EVENT_16">
            <text:p>SNF_CS_CA_EVENT_16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58" office:value-type="string">
            <text:p>CS\Calendar\Drag and drop</text:p>
          </table:table-cell>
          <table:table-cell table:style-name="ce80"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table:style-name="ce80" office:value-type="string">
            <text:p>Task/event is moved to new place in working pan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41" table:formula="of:=[Check_List.A20]" office:value-type="string" office:string-value="SNF_CS_CA_EVENT_17">
            <text:p>SNF_CS_CA_EVENT_17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58" office:value-type="string">
            <text:p>CS\Calendar\Resize event/task</text:p>
          </table:table-cell>
          <table:table-cell table:style-name="ce80"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</text:span><text:span text:style-name="T7">type 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table:style-name="ce80" office:value-type="string">
            <text:p>Time of task/event is changed depending on the size chang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41" table:formula="of:=[Check_List.A22]" office:value-type="string" office:string-value="SNF_CS_CA_CALENDAR_19">
            <text:p>SNF_CS_CA_CALENDAR_19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58" office:value-type="string">
            <text:p>CS\Calendar\Import</text:p>
          </table:table-cell>
          <table:table-cell table:style-name="ce80"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table:style-name="ce80"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table:style-name="ce80" office:value-type="string">
            <text:p>Import successfully with:</text:p>
            <text:p>- Valid name</text:p>
            <text:p>- All events/task in the imported file</text:p>
            <text:p/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N/A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41" table:formula="of:=[Check_List.A23]" office:value-type="string" office:string-value="SNF_CS_CA_CALENDAR_20">
            <text:p>SNF_CS_CA_CALENDAR_20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58" office:value-type="string">
            <text:p>CS\Calendar\Export</text:p>
          </table:table-cell>
          <table:table-cell table:style-name="ce80"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</text:span><text:span text:style-name="T7">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table:style-name="ce80" office:value-type="string">
            <text:p>Export successfully with .ics file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41" table:formula="of:=[Check_List.A24]" office:value-type="string" office:string-value="SNF_CS_CA_SEARCH_21">
            <text:p>SNF_CS_CA_SEARCH_2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58" office:value-type="string">
            <text:p>CS\Calendar\Quick search</text:p>
          </table:table-cell>
          <table:table-cell table:style-name="ce80"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table:style-name="ce80" office:value-type="string">
            <text:p>- Input a normal text in search text box</text:p>
            <text:p>- Click Search icon</text:p>
          </table:table-cell>
          <table:table-cell table:style-name="ce80" office:value-type="string">
            <text:p>Return search result matching with search keyword with no error 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41" table:formula="of:=[Check_List.A25]" office:value-type="string" office:string-value="SNF_CS_CA_SEARCH_22">
            <text:p>SNF_CS_CA_SEARCH_22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58" office:value-type="string">
            <text:p>CS\Calendar\Advance search</text:p>
          </table:table-cell>
          <table:table-cell table:style-name="ce80"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table:style-name="ce80"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table:style-name="ce80" office:value-type="string">
            <text:p>Return search result matching with search keyword 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41" table:formula="of:=[Check_List.A28]" office:value-type="string" office:string-value="SNF_CS_MA_ACC_01">
            <text:p>SNF_CS_MA_ACC_01</text:p>
          </table:table-cell>
          <table:table-cell table:style-name="ce145" office:value-type="float" office:value="1">
            <text:p>001</text:p>
          </table:table-cell>
          <table:table-cell table:style-name="ce158" office:value-type="string">
            <text:p>CS\Mail\Manage Account</text:p>
          </table:table-cell>
          <table:table-cell table:style-name="ce80"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table:style-name="ce80" office:value-type="string">
            <text:p>- Create 2 accounts (one IMAP , one POP3)</text:p>
            <text:p>- Edit the accounts</text:p>
            <text:p>- Delete the accounts</text:p>
          </table:table-cell>
          <table:table-cell table:style-name="ce80"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41" table:formula="of:=[Check_List.A29]" office:value-type="string" office:string-value="SNF_CS_MA_MAIL_02">
            <text:p>SNF_CS_MA_MAIL_02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58" office:value-type="string">
            <text:p>CS\Mail\Check Mail</text:p>
          </table:table-cell>
          <table:table-cell table:style-name="ce80"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table:style-name="ce80"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table:style-name="ce80" office:value-type="string">
            <text:p>The messages in the server mail is gotten into the message list panel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41" table:formula="of:=[Check_List.A30]" office:value-type="string" office:string-value="SNF_CS_MA_MAIL_03">
            <text:p>SNF_CS_MA_MAIL_03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158" office:value-type="string">
            <text:p>CS\Mail\Compose</text:p>
          </table:table-cell>
          <table:table-cell table:style-name="ce80"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table:style-name="ce80"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table:style-name="ce80" office:value-type="string">
            <text:p>- The sent message is saved in the Sent box of the sender</text:p>
            <text:p>- The message is sent to the receiver</text:p>
            <text:p/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41" table:formula="of:=[Check_List.A31]" office:value-type="string" office:string-value="SNF_CS_MA_MAIL_04">
            <text:p>SNF_CS_MA_MAIL_04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58" office:value-type="string">
            <text:p>CS\Mail\Draft</text:p>
          </table:table-cell>
          <table:table-cell table:style-name="ce80"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table:style-name="ce80"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table:style-name="ce80" office:value-type="string">
            <text:p>The message is saved as draft in the Draft folde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41" table:formula="of:=[Check_List.A32]" office:value-type="string" office:string-value="SNF_CS_MA_MAIL_05">
            <text:p>SNF_CS_MA_MAIL_05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58" office:value-type="string">
            <text:p>CS\Mail\Reply</text:p>
          </table:table-cell>
          <table:table-cell table:style-name="ce80"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table:style-name="ce80"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table:style-name="ce80" office:value-type="string">
            <text:p>- The replied message is saved in the Sent box of the sender</text:p>
            <text:p>- The message is replied to the receiver 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41" table:formula="of:=[Check_List.A33]" office:value-type="string" office:string-value="SNF_CS_MA_MAIL_06">
            <text:p>SNF_CS_MA_MAIL_06</text:p>
          </table:table-cell>
          <table:table-cell table:style-name="ce145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58" office:value-type="string">
            <text:p>CS\Mail\Forward</text:p>
          </table:table-cell>
          <table:table-cell table:style-name="ce80"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table:style-name="ce80"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table:style-name="ce80" office:value-type="string">
            <text:p>- The forward message is saved in the Sent box of the sender</text:p>
            <text:p>- The message is forward to the receiver 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41" table:formula="of:=[Check_List.A35]" office:value-type="string" office:string-value="SNF_CS_MA_MAIL_08">
            <text:p>SNF_CS_MA_MAIL_08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58" office:value-type="string">
            <text:p>CS\Mail\Drag and Drop</text:p>
          </table:table-cell>
          <table:table-cell table:style-name="ce80"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table:style-name="ce80"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table:style-name="ce80" office:value-type="string">
            <text:p>- The dragged and dropped mail s are moved to the destination folde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41" table:formula="of:=[Check_List.A37]" office:value-type="string" office:string-value="SNF_CS_MA_FOLDER_10">
            <text:p>SNF_CS_MA_FOLDER_10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58" office:value-type="string">
            <text:p>CS\Mail\Manage Folder</text:p>
          </table:table-cell>
          <table:table-cell table:style-name="ce80"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table:style-name="ce80"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table:style-name="ce80" office:value-type="string">
            <text:p>- The new folder/sub-folder are added successfully with valid name</text:p>
            <text:p>- The folder is edited/removed successful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1">
          <table:table-cell table:style-name="ce136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41" table:formula="of:=[Check_List.A38]" office:value-type="string" office:string-value="SNF_CS_MA_TAG_11">
            <text:p>SNF_CS_MA_TAG_11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58" office:value-type="string">
            <text:p>CS\Mail\Manage Tag</text:p>
          </table:table-cell>
          <table:table-cell table:style-name="ce80"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table:style-name="ce80"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table:style-name="ce80"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41" table:formula="of:=[Check_List.A40]" office:value-type="string" office:string-value="SNF_CS_MA_FILTER_13">
            <text:p>SNF_CS_MA_FILTER_13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58" office:value-type="string">
            <text:p>CS\Mail\Filter message</text:p>
          </table:table-cell>
          <table:table-cell table:style-name="ce80"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table:style-name="ce80"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table:style-name="ce80"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41" table:formula="of:=[Check_List.A41]" office:value-type="string" office:string-value="SNF_CS_MA_FILTER_14">
            <text:p>SNF_CS_MA_FILTER_14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158" office:value-type="string">
            <text:p>CS\Mail\Manage filter</text:p>
          </table:table-cell>
          <table:table-cell table:style-name="ce80"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table:style-name="ce80"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table:style-name="ce80"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41" table:formula="of:=[Check_List.A42]" office:value-type="string" office:string-value="SNF_CS_MA_SEARCH_15">
            <text:p>SNF_CS_MA_SEARCH_15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58" office:value-type="string">
            <text:p>CS\Mail\Quick Search</text:p>
          </table:table-cell>
          <table:table-cell table:style-name="ce80"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table:style-name="ce80"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table:style-name="ce80" office:value-type="string">
            <text:p>Return search result matching with search keyword 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41" table:formula="of:=[Check_List.A43]" office:value-type="string" office:string-value="SNF_CS_MA_SEARCH_16">
            <text:p>SNF_CS_MA_SEARCH_16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58" office:value-type="string">
            <text:p>CS\Mail\Advance Search</text:p>
          </table:table-cell>
          <table:table-cell table:style-name="ce80"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table:style-name="ce80"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table:style-name="ce80" office:value-type="string">
            <text:p>Return search result matching with search keyword 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2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41" table:formula="of:=[Check_List.A44]" office:value-type="string" office:string-value="SNF_CS_MA_EVENT_17">
            <text:p>SNF_CS_MA_EVENT_17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58" office:value-type="string">
            <text:p>CS\Mail\Add event in Mail</text:p>
          </table:table-cell>
          <table:table-cell table:style-name="ce80"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table:style-name="ce80" office:value-type="string">
            <text:p>- Click on New Event button on the main menu</text:p>
            <text:p>- Add a event</text:p>
            <text:p>- Go to calendar to check the added event</text:p>
          </table:table-cell>
          <table:table-cell table:style-name="ce80" office:value-type="string">
            <text:p>- The event is added successfully</text:p>
            <text:p>- Go to to the calender, the added event is existing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41" table:formula="of:=[Check_List.A45]" office:value-type="string" office:string-value="SNF_CS_MA_ADDBOOK_18">
            <text:p>SNF_CS_MA_ADDBOOK_18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table:style-name="ce158" office:value-type="string">
            <text:p>CS\Mail\Manage contact in Mail</text:p>
          </table:table-cell>
          <table:table-cell table:style-name="ce80"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table:style-name="ce80" office:value-type="string">
            <text:p>- Click on Contacts on the main bar</text:p>
            <text:p>- Add/edit/delete contacts </text:p>
          </table:table-cell>
          <table:table-cell table:style-name="ce80" office:value-type="string">
            <text:p>The contacts are added/edited/deleted successful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4">
          <table:table-cell table:style-name="ce136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41" table:formula="of:=[Check_List.A46]" office:value-type="string" office:string-value="SNF_CS_MA_ACC_19">
            <text:p>SNF_CS_MA_ACC_19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table:style-name="ce158" office:value-type="string">
            <text:p>CS\Mail\Delegation</text:p>
          </table:table-cell>
          <table:table-cell table:style-name="ce80"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table:style-name="ce80"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N/A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41" table:formula="of:=[Check_List.A48]" office:value-type="string" office:string-value="SNF_CS_CON_ADDBOOK_01">
            <text:p>SNF_CS_CON_ADDBOOK_01</text:p>
          </table:table-cell>
          <table:table-cell table:style-name="ce145" office:value-type="float" office:value="1">
            <text:p>001</text:p>
          </table:table-cell>
          <table:table-cell table:style-name="ce158" office:value-type="string">
            <text:p>CS\Contact\Manage Address book</text:p>
          </table:table-cell>
          <table:table-cell table:style-name="ce80"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table:style-name="ce80"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table:style-name="ce80" office:value-type="string">
            <text:p>The address book is added/edited and deleted successful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41" table:formula="of:=[Check_List.A49]" office:value-type="string" office:string-value="SNF_CS_CON_ADDBOOK_02">
            <text:p>SNF_CS_CON_ADDBOOK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58" office:value-type="string">
            <text:p>CS\Contact\Share</text:p>
          </table:table-cell>
          <table:table-cell table:style-name="ce80"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</text:span><text:span text:style-name="T7">an 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table:style-name="ce80" office:value-type="string">
            <text:p>- The address book is shared successfully</text:p>
            <text:p>- The shared users can view the shared address book and its contacts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41" table:formula="of:=[Check_List.A50]" office:value-type="string" office:string-value="SNF_CS_CON_CONTACT_03">
            <text:p>SNF_CS_CON_CONTACT_03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58" office:value-type="string">
            <text:p>CS\Contact\Manage Contact</text:p>
          </table:table-cell>
          <table:table-cell table:style-name="ce80"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table:style-name="ce80"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table:style-name="ce80" office:value-type="string">
            <text:p>- The contact is added/edited/deleted successfully.</text:p>
            <text:p>- The selected contact is moved to the destination address book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41" table:formula="of:=[Check_List.A52]" office:value-type="string" office:string-value="SNF_CS_CON_CONTACT_05">
            <text:p>SNF_CS_CON_CONTACT_05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58" office:value-type="string">
            <text:p>CS\Contact\Copy and paste</text:p>
          </table:table-cell>
          <table:table-cell table:style-name="ce80"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table:style-name="ce80" office:value-type="string">
            <text:p>- Right click on one contact or choose some and select <text:span text:style-name="T1">Copy</text:span></text:p>
            <text:p><text:span text:style-name="T7">- Right click on </text:span><text:span text:style-name="T7">another </text:span><text:span text:style-name="T7">address book, </text:span><text:span text:style-name="T7">select <text:s/></text:span><text:span text:style-name="T8">Paste </text:span></text:p>
          </table:table-cell>
          <table:table-cell table:style-name="ce80" office:value-type="string">
            <text:p>The copied contact is pasted into the destination address book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41" table:formula="of:=[Check_List.A53]" office:value-type="string" office:string-value="SNF_CS_CON_CONTACT_06">
            <text:p>SNF_CS_CON_CONTACT_06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158" office:value-type="string">
            <text:p>CS\Contact\Share Contact</text:p>
          </table:table-cell>
          <table:table-cell table:style-name="ce80"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</text:span><text:span text:style-name="T7">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table:style-name="ce80" office:value-type="string">
            <text:p>- The share contact action is done.</text:p>
            <text:p>- The shared users can view the shared contact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41" table:formula="of:=[Check_List.A54]" office:value-type="string" office:string-value="SNF_CS_CON_LAYOUT_07">
            <text:p>SNF_CS_CON_LAYOUT_07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158" office:value-type="string">
            <text:p>CS\Contact\Switch views</text:p>
          </table:table-cell>
          <table:table-cell table:style-name="ce80"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table:style-name="ce80" office:value-type="string">
            <text:p>- Click List or Vcard to view contact</text:p>
          </table:table-cell>
          <table:table-cell table:style-name="ce80" office:value-type="string">
            <text:p>Contact are shown properly in both 2 views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2">
          <table:table-cell table:style-name="ce136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41" table:formula="of:=[Check_List.A55]" office:value-type="string" office:string-value="SNF_CS_CON_TAG_08">
            <text:p>SNF_CS_CON_TAG_08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58" office:value-type="string">
            <text:p>CS\Contact\Tag </text:p>
          </table:table-cell>
          <table:table-cell table:style-name="ce80"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table:style-name="ce80"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table:style-name="ce80" office:value-type="string">
            <text:p>- The contact is tagged successfully with tag icon display</text:p>
            <text:p>- The tagged contact is displayed in its tag view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41" table:formula="of:=[Check_List.A56]" office:value-type="string" office:string-value="SNF_CS_CON_CONTACT_09">
            <text:p>SNF_CS_CON_CONTACT_09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table:style-name="ce158" office:value-type="string">
            <text:p>CS\Contact\Send mail</text:p>
          </table:table-cell>
          <table:table-cell table:style-name="ce80"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table:style-name="ce80" office:value-type="string">
            <text:p>- Right click on one contact from list and select Email</text:p>
            <text:p><text:span text:style-name="T7">- Click </text:span><text:span text:style-name="T8">Send </text:span><text:span text:style-name="T7">in </text:span><text:span text:style-name="T7">send mail form</text:span></text:p>
          </table:table-cell>
          <table:table-cell table:style-name="ce80" office:value-type="string">
            <text:p>The messages is sent successfully to the receive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7">
          <table:table-cell table:style-name="ce136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41" table:formula="of:=[Check_List.A57]" office:value-type="string" office:string-value="SNF_CS_CON_ADDBOOK_10">
            <text:p>SNF_CS_CON_ADDBOOK_10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table:style-name="ce158" office:value-type="string">
            <text:p>CS\Contact\Import</text:p>
          </table:table-cell>
          <table:table-cell table:style-name="ce80"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table:style-name="ce80"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table:style-name="ce80" office:value-type="string">
            <text:p>All the contact in the imported file are imported into the destination Address Book</text:p>
            <text:p/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style-name="ce169" office:value-type="string">
            <text:p>Passed</text:p>
          </table:table-cell>
          <table:table-cell table:style-name="ce169" office:value-type="string">
            <text:p>N/A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3">
          <table:table-cell table:style-name="ce136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41" table:formula="of:=[Check_List.A58]" office:value-type="string" office:string-value="SNF_CS_CON_ADDBOOK_11">
            <text:p>SNF_CS_CON_ADDBOOK_11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table:style-name="ce158" office:value-type="string">
            <text:p>CS\Contact\Export</text:p>
          </table:table-cell>
          <table:table-cell table:style-name="ce80"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table:style-name="ce80"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table:style-name="ce80" office:value-type="string">
            <text:p>The address book is exported with x-vcard format.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41" table:formula="of:=[Check_List.A59]" office:value-type="string" office:string-value="SNF_CS_CON_SEARCH_12">
            <text:p>SNF_CS_CON_SEARCH_1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58" office:value-type="string">
            <text:p>CS\Contact\Quick Search</text:p>
          </table:table-cell>
          <table:table-cell table:style-name="ce80"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table:style-name="ce80" office:value-type="string">
            <text:p>Input a normal text and click <text:span text:style-name="T1">Search</text:span> icon</text:p>
          </table:table-cell>
          <table:table-cell table:style-name="ce80" office:value-type="string">
            <text:p>Return search result matching search keyword <text:s/>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41" table:formula="of:=[Check_List.A60]" office:value-type="string" office:string-value="SNF_CS_CON_SEARCH_13">
            <text:p>SNF_CS_CON_SEARCH_13</text:p>
          </table:table-cell>
          <table:table-cell table:style-name="ce145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58" office:value-type="string">
            <text:p>CS\Contact\Advanced Search</text:p>
          </table:table-cell>
          <table:table-cell table:style-name="ce80"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table:style-name="ce80" office:value-type="string">
            <text:p>Return search result matching search keyword <text:s/>with no error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41" table:formula="of:=[Check_List.A62]" office:value-type="string" office:string-value="SNF_CS_CHA_OTHERCHECK_01">
            <text:p>SNF_CS_CHA_OTHERCHECK_01</text:p>
          </table:table-cell>
          <table:table-cell table:style-name="ce145" office:value-type="float" office:value="1">
            <text:p>001</text:p>
          </table:table-cell>
          <table:table-cell table:style-name="ce158" office:value-type="string">
            <text:p>CS\Chat\Add Room</text:p>
          </table:table-cell>
          <table:table-cell table:style-name="ce80"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table:style-name="ce80" office:value-type="string">
            <text:p>- Click New Room in Action bar</text:p>
            <text:p>- Input valid value for room name</text:p>
            <text:p>- Click Save</text:p>
          </table:table-cell>
          <table:table-cell table:style-name="ce80" office:value-type="string">
            <text:p>New room is added, conversation window is open with configuration form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4">
          <table:table-cell table:style-name="ce136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41" table:formula="of:=[Check_List.A63]" office:value-type="string" office:string-value="SNF_CS_CHA_OTHERCHECK_02">
            <text:p>SNF_CS_CHA_OTHERCHECK_02</text:p>
          </table:table-cell>
          <table:table-cell table:style-name="ce145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58" office:value-type="string">
            <text:p>CS\Chat\Invite</text:p>
          </table:table-cell>
          <table:table-cell table:style-name="ce80"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table:style-name="ce80"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table:style-name="ce80"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">
          <table:table-cell table:style-name="ce136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41" table:formula="of:=[Check_List.A64]" office:value-type="string" office:string-value="SNF_CS_CHA_OTHERCHECK_03">
            <text:p>SNF_CS_CHA_OTHERCHECK_03</text:p>
          </table:table-cell>
          <table:table-cell table:style-name="ce145"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table:style-name="ce158" office:value-type="string">
            <text:p>CS\Chat\Configure</text:p>
          </table:table-cell>
          <table:table-cell table:style-name="ce80"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table:style-name="ce80"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table:style-name="ce80" office:value-type="string">
            <text:p>Change in the configuration is saved or not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41" table:formula="of:=[Check_List.A65]" office:value-type="string" office:string-value="SNF_CS_CHA_PUBLICCHAT_04">
            <text:p>SNF_CS_CHA_PUBLICCHAT_04</text:p>
          </table:table-cell>
          <table:table-cell table:style-name="ce145"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158" office:value-type="string">
            <text:p>CS\Chat\Send message</text:p>
          </table:table-cell>
          <table:table-cell table:style-name="ce80"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table:style-name="ce80" office:value-type="string">
            <text:p>- Add new room</text:p>
            <text:p>- Invite others to join room</text:p>
            <text:p>- Room's participants send message together</text:p>
          </table:table-cell>
          <table:table-cell table:style-name="ce80" office:value-type="string">
            <text:p>Messages are sent &amp; received successful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0">
          <table:table-cell table:style-name="ce136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41" table:formula="of:=[Check_List.A66]" office:value-type="string" office:string-value="SNF_CS_CHA_PUBLICCHAT _05">
            <text:p>SNF_CS_CHA_PUBLICCHAT _05</text:p>
          </table:table-cell>
          <table:table-cell table:style-name="ce145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158" office:value-type="string">
            <text:p>CS\Chat\Leave a room</text:p>
          </table:table-cell>
          <table:table-cell table:style-name="ce80"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table:style-name="ce80" office:value-type="string">
            <text:p>- Add new room</text:p>
            <text:p>- Click Leave in the chat room</text:p>
          </table:table-cell>
          <table:table-cell table:style-name="ce80" office:value-type="string">
            <text:p>The chat room is closed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41" table:formula="of:=[Check_List.A67]" office:value-type="string" office:string-value="SNF_CS_CHA_PUBLICCHAT_06">
            <text:p>SNF_CS_CHA_PUBLICCHAT_06</text:p>
          </table:table-cell>
          <table:table-cell table:style-name="ce145"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table:style-name="ce158" office:value-type="string">
            <text:p>CS\Chat\Join a room</text:p>
          </table:table-cell>
          <table:table-cell table:style-name="ce80"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table:style-name="ce80" office:value-type="string">
            <text:p>- Add some new rooms</text:p>
            <text:p>- Click Join room in Action bar</text:p>
          </table:table-cell>
          <table:table-cell table:style-name="ce80"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8">
          <table:table-cell table:style-name="ce136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41" table:formula="of:=[Check_List.A68]" office:value-type="string" office:string-value="SNF_CS_CHA_OTHERCHECK_07">
            <text:p>SNF_CS_CHA_OTHERCHECK_07</text:p>
          </table:table-cell>
          <table:table-cell table:style-name="ce145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158" office:value-type="string">
            <text:p>CS\Chat\Search</text:p>
          </table:table-cell>
          <table:table-cell table:style-name="ce80"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table:style-name="ce80" office:value-type="string">
            <text:p>Sent messages at corresponding time will be displayed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4">
          <table:table-cell table:style-name="ce136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41" table:formula="of:=[Check_List.A69]" office:value-type="string" office:string-value="SNF_CS_CHA_OTHERCHECK_08">
            <text:p>SNF_CS_CHA_OTHERCHECK_08</text:p>
          </table:table-cell>
          <table:table-cell table:style-name="ce145"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table:style-name="ce158" office:value-type="string">
            <text:p>CS\Chat\Add contact</text:p>
          </table:table-cell>
          <table:table-cell table:style-name="ce80"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table:style-name="ce80"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table:style-name="ce80"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41" table:formula="of:=[Check_List.A70]" office:value-type="string" office:string-value="SNF_CS_CHA_PRIVATECHAT_09">
            <text:p>SNF_CS_CHA_PRIVATECHAT_09</text:p>
          </table:table-cell>
          <table:table-cell table:style-name="ce145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58" office:value-type="string">
            <text:p>CS\Chat\Add private chat</text:p>
          </table:table-cell>
          <table:table-cell table:style-name="ce80"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table:style-name="ce80"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table:style-name="ce80" office:value-type="string">
            <text:p>A private chat room between A &amp; B is shown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8">
          <table:table-cell table:style-name="ce136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41" table:formula="of:=[Check_List.A71]" office:value-type="string" office:string-value="SNF_CS_CHA_PRIVATECHAT_10">
            <text:p>SNF_CS_CHA_PRIVATECHAT_10</text:p>
          </table:table-cell>
          <table:table-cell table:style-name="ce145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8" office:value-type="string">
            <text:p>CS\Chat\Send private message</text:p>
          </table:table-cell>
          <table:table-cell table:style-name="ce80"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table:style-name="ce80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table:style-name="ce80" office:value-type="string">
            <text:p>User A &amp; B can send &amp; receive message properly</text:p>
          </table:table-cell>
          <table:table-cell table:style-name="ce115" office:value-type="string">
            <text:p>High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0">
          <table:table-cell table:style-name="ce136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41" table:formula="of:=[Check_List.A72]" office:value-type="string" office:string-value="SNF_CS_CHA_PRIVATECHAT_11">
            <text:p>SNF_CS_CHA_PRIVATECHAT_11</text:p>
          </table:table-cell>
          <table:table-cell table:style-name="ce145"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table:style-name="ce158" office:value-type="string">
            <text:p>CS\Chat\Send file</text:p>
          </table:table-cell>
          <table:table-cell table:style-name="ce80"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table:style-name="ce80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table:style-name="ce80"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table:style-name="ce115" office:value-type="string">
            <text:p>Medium</text:p>
          </table:table-cell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2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35">
          <table:table-cell table:style-name="ce136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41" table:formula="of:=[Check_List.A73]" office:value-type="string" office:string-value="SNF_CS_CHA_PRIVATECHAT_12">
            <text:p>SNF_CS_CHA_PRIVATECHAT_12</text:p>
          </table:table-cell>
          <table:table-cell table:style-name="ce145"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table:style-name="ce158" office:value-type="string">
            <text:p>CS\Chat\Export </text:p>
          </table:table-cell>
          <table:table-cell table:style-name="ce80"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table:style-name="ce80" office:value-type="string">
            <text:p>All sent messages between 2 users are exported in a file (except information relates to sent file)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29">
          <table:table-cell table:style-name="ce136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41" table:formula="of:=[Check_List.A74]" office:value-type="string" office:string-value="SNF_CS_CHA_OTHERCHECK_13">
            <text:p>SNF_CS_CHA_OTHERCHECK_13</text:p>
          </table:table-cell>
          <table:table-cell table:style-name="ce145"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table:style-name="ce158" office:value-type="string">
            <text:p>CS\Chat\Remove contact</text:p>
          </table:table-cell>
          <table:table-cell table:style-name="ce80"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table:style-name="ce80" office:value-type="string">
            <text:p>- User A adds user B into his personal contacts list</text:p>
            <text:p>- Right click on added contact from list on your left and select Remove</text:p>
          </table:table-cell>
          <table:table-cell table:style-name="ce80" office:value-type="string">
            <text:p>Both user A &amp; B are removed from personal contacts list of each others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2"/>
          <table:table-cell table:style-name="ce95"/>
          <table:table-cell table:style-name="ce174" table:number-columns-repeated="2"/>
          <table:table-cell table:style-name="ce177" table:number-columns-repeated="238"/>
        </table:table-row>
        <table:table-row table:style-name="ro45">
          <table:table-cell table:style-name="ce136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41" table:formula="of:=[Check_List.A75]" office:value-type="string" office:string-value="SNF_CS_CHA_PRIVATECHAT_14">
            <text:p>SNF_CS_CHA_PRIVATECHAT_14</text:p>
          </table:table-cell>
          <table:table-cell table:style-name="ce145"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table:style-name="ce158" office:value-type="string">
            <text:p>CS\Chat\Message in period</text:p>
          </table:table-cell>
          <table:table-cell table:style-name="ce80"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table:style-name="ce80" office:value-type="string">
            <text:p>Sent messages at corresponding time will be displayed</text:p>
          </table:table-cell>
          <table:table-cell table:style-name="ce115" office:value-type="string">
            <text:p>Medium</text:p>
          </table:table-cell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3"/>
          <table:table-cell table:style-name="ce174" table:number-columns-repeated="2"/>
          <table:table-cell table:style-name="ce177" table:number-columns-repeated="238"/>
        </table:table-row>
        <table:table-row table:style-name="ro46">
          <table:table-cell table:style-name="ce136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41" table:formula="of:=[Check_List.A76]" office:value-type="string" office:string-value="SNF_CS_CHA_OTHERCHECK_15">
            <text:p>SNF_CS_CHA_OTHERCHECK_15</text:p>
          </table:table-cell>
          <table:table-cell table:style-name="ce145"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table:style-name="ce158" office:value-type="string">
            <text:p>CS\Chat\User status</text:p>
          </table:table-cell>
          <table:table-cell table:style-name="ce80"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table:style-name="ce80" office:value-type="string">
            <text:p>Icon for your status is changed</text:p>
          </table:table-cell>
          <table:table-cell table:style-name="ce115" office:value-type="string">
            <text:p>Medium</text:p>
          </table:table-cell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47" table:number-rows-repeated="29">
          <table:table-cell table:number-columns-repeated="255"/>
        </table:table-row>
        <table:table-row table:style-name="ro47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7" table:number-rows-repeated="11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17" table:number-rows-repeated="1048467">
          <table:table-cell table:number-columns-repeated="255"/>
        </table:table-row>
        <table:table-row table:style-name="ro17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9-02-26T17:47:58</meta:creation-date>
    <dc:creator>exoplatform </dc:creator>
    <dc:date>2012-08-14T10:16:14</dc:date>
    <dc:language>en-US</dc:language>
    <meta:editing-cycles>825</meta:editing-cycles>
    <meta:editing-duration>P12DT7H25M1S</meta:editing-duration>
    <meta:document-statistic meta:table-count="4" meta:cell-count="1374" meta:object-count="9"/>
    <meta:user-defined meta:name="Info 1"/>
    <meta:user-defined meta:name="Info 2"/>
    <meta:user-defined meta:name="Info 3"/>
    <meta:user-defined meta:name="Info 4"/>
  </office:meta>
</office:document-meta>
</file>